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ce7" officeooo:paragraph-rsid="00013ce7"/>
    </style:style>
    <style:style style:name="P2" style:family="paragraph" style:parent-style-name="Standard">
      <style:text-properties officeooo:rsid="00013ce7" officeooo:paragraph-rsid="00013ce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f9ad" officeooo:paragraph-rsid="0002f9ad" style:font-weight-asian="bold" style:font-weight-complex="bold"/>
    </style:style>
    <style:style style:name="P4" style:family="paragraph" style:parent-style-name="Standard">
      <style:text-properties officeooo:rsid="0011c963" officeooo:paragraph-rsid="0003e151"/>
    </style:style>
    <style:style style:name="P5" style:family="paragraph" style:parent-style-name="Standard">
      <style:text-properties officeooo:rsid="00135c3d" officeooo:paragraph-rsid="0003e151"/>
    </style:style>
    <style:style style:name="P6" style:family="paragraph" style:parent-style-name="Standard">
      <style:text-properties officeooo:rsid="0003e151" officeooo:paragraph-rsid="0003e151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13ce7" officeooo:paragraph-rsid="00013ce7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3e151" officeooo:paragraph-rsid="0003e151"/>
    </style:style>
    <style:style style:name="T1" style:family="text">
      <style:text-properties officeooo:rsid="0002f9ad"/>
    </style:style>
    <style:style style:name="T2" style:family="text">
      <style:text-properties officeooo:rsid="00135c3d"/>
    </style:style>
    <style:style style:name="T3" style:family="text">
      <style:text-properties officeooo:rsid="0013a949"/>
    </style:style>
    <style:style style:name="T4" style:family="text">
      <style:text-properties officeooo:rsid="0003e1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leine Merkliste für die Doku Natur 4.0</text:p>
      <text:p text:style-name="P1"/>
      <text:p text:style-name="P1">Git <text:span text:style-name="T1">Handling in der Konsole</text:span></text:p>
      <text:p text:style-name="P1"/>
      <text:p text:style-name="P1">git clone… </text:p>
      <text:p text:style-name="P1"/>
      <text:p text:style-name="P1">git pull</text:p>
      <text:p text:style-name="P1">git add ..</text:p>
      <text:p text:style-name="P1">git commit</text:p>
      <text:p text:style-name="P1">git push</text:p>
      <text:p text:style-name="P7"/>
      <text:p text:style-name="P1"/>
      <text:p text:style-name="P6">Zum lokalen hosten der Seite während der Entwicklung brauchts <text:span text:style-name="T2">jekyll </text:span>und <text:span text:style-name="T2">rubi. </text:span></text:p>
      <text:p text:style-name="P5">https://jekyllrb.com/docs/installation/ubuntu/</text:p>
      <text:p text:style-name="P4"><text:span text:style-name="T4">Zum S</text:span>tart<text:span text:style-name="T4">en der</text:span> jekyll <text:span text:style-name="T2">page </text:span>via terminal <text:span text:style-name="T3">ins lokale Repro und </text:span></text:p>
      <text:p text:style-name="P4"/>
      <text:p text:style-name="P4">bundle exec jekyll serve</text:p>
      <text:p text:style-name="P1"/>
      <text:p text:style-name="P6">ausführen. </text:p>
      <text:p text:style-name="P8"/>
      <text:p text:style-name="P6"/>
      <text:p text:style-name="P6">Ein gutes Programm zur Bearbeitung der Bilder, Skalierung, speichern im passenden Format, etc. </text:p>
      <text:p text:style-name="P6">xnview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2:08:45.214502104</meta:creation-date>
    <dc:date>2019-09-04T09:59:13.812782879</dc:date>
    <meta:editing-duration>PT5M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66" meta:character-count="437" meta:non-whitespace-character-count="379"/>
  </office:meta>
</office:document-meta>
</file>